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36c3" officeooo:paragraph-rsid="000736c3"/>
    </style:style>
    <style:style style:name="P2" style:family="paragraph" style:parent-style-name="Text_20_body">
      <style:text-properties style:font-name="Lucida Sans1" officeooo:rsid="000736c3" officeooo:paragraph-rsid="000736c3"/>
    </style:style>
    <style:style style:name="P3" style:family="paragraph" style:parent-style-name="Text_20_body" style:list-style-name="L1">
      <style:text-properties style:font-name="Lucida Sans1" officeooo:rsid="000736c3" officeooo:paragraph-rsid="000736c3"/>
    </style:style>
    <style:style style:name="P4" style:family="paragraph" style:parent-style-name="Text_20_body" style:list-style-name="L2">
      <style:text-properties style:font-name="Lucida Sans1" officeooo:rsid="000736c3" officeooo:paragraph-rsid="000736c3"/>
    </style:style>
    <style:style style:name="P5" style:family="paragraph" style:parent-style-name="Text_20_body" style:list-style-name="L6">
      <style:text-properties style:font-name="Lucida Sans1" officeooo:rsid="000736c3" officeooo:paragraph-rsid="000736c3"/>
    </style:style>
    <style:style style:name="P6" style:family="paragraph" style:parent-style-name="Text_20_body" style:list-style-name="L4">
      <style:text-properties style:font-name="Lucida Sans1" fo:font-weight="bold" officeooo:rsid="000736c3" officeooo:paragraph-rsid="000736c3" style:font-weight-asian="bold" style:font-weight-complex="bold"/>
    </style:style>
    <style:style style:name="P7" style:family="paragraph" style:parent-style-name="Text_20_body">
      <style:text-properties style:font-name="Lucida Sans1" fo:font-weight="bold" officeooo:rsid="000736c3" officeooo:paragraph-rsid="000736c3" style:font-weight-asian="bold" style:font-weight-complex="bold"/>
    </style:style>
    <style:style style:name="P8" style:family="paragraph" style:parent-style-name="Text_20_body" style:list-style-name="L5">
      <style:text-properties style:font-name="Lucida Sans1" fo:font-weight="bold" officeooo:rsid="000736c3" officeooo:paragraph-rsid="000736c3" style:font-weight-asian="bold" style:font-weight-complex="bold"/>
    </style:style>
    <style:style style:name="P9" style:family="paragraph" style:parent-style-name="Text_20_body" style:list-style-name="L6">
      <style:text-properties style:font-name="Lucida Sans1" fo:font-weight="bold" officeooo:rsid="000736c3" officeooo:paragraph-rsid="000736c3" style:font-weight-asian="bold" style:font-weight-complex="bold"/>
    </style:style>
    <style:style style:name="P10" style:family="paragraph" style:parent-style-name="Title">
      <style:text-properties officeooo:rsid="000736c3" officeooo:paragraph-rsid="000736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PASO teoría de Despliegue</text:p>
      <text:h text:style-name="P1" text:outline-level="1">NODE: </text:h>
      <text:p text:style-name="P2">Es un entorno de ejecución que permite ejecutar código JS fuera del navegador. Está construido sobre V8. Proporciona APIs adicionales que no existen en los navegadores. Características: </text:p>
      <text:list text:style-name="L1">
        <text:list-item>
          <text:p text:style-name="P3">API asíncrona y por eventos</text:p>
        </text:list-item>
        <text:list-item>
          <text:p text:style-name="P3">Alto rendimiento</text:p>
        </text:list-item>
        <text:list-item>
          <text:p text:style-name="P3">Modelo monohilo escalable</text:p>
        </text:list-item>
        <text:list-item>
          <text:p text:style-name="P3">Compatibilidad moderna</text:p>
        </text:list-item>
        <text:list-item>
          <text:p text:style-name="P3">Ecosistema enorme</text:p>
        </text:list-item>
        <text:list-item>
          <text:p text:style-name="P3">Multiplataforma y versátil</text:p>
        </text:list-item>
      </text:list>
      <text:p text:style-name="P2">Se instala a través de NVM con: nvm install –lts</text:p>
      <text:p text:style-name="P2">Tipos de modulos:</text:p>
      <text:list text:style-name="L2">
        <text:list-item>
          <text:p text:style-name="P4">Del núcleo de Node: CommonJS (require, module.exports) y ES Modules (import, export default)</text:p>
        </text:list-item>
        <text:list-item>
          <text:p text:style-name="P4">Hechos por nosotros</text:p>
        </text:list-item>
        <text:list-item>
          <text:p text:style-name="P4">Hechos por terceros</text:p>
        </text:list-item>
      </text:list>
      <text:p text:style-name="P2">Las variable de entorno se guardan en el fichero .ENV</text:p>
      <text:h text:style-name="P1" text:outline-level="1">MongoDB: </text:h>
      <text:p text:style-name="P2">Las bases de datos tienen colecciones en lugar de tablas, las colecciones tienen documentos en lugar de registros, cada documento se compone de propiedades.</text:p>
      <text:list text:style-name="L4">
        <text:list-item>
          <text:p text:style-name="P6">Mongoose:<text:span text:style-name="T1"> Permite definir la estructura de las colecciones mediante esquemas y reglas de validación para cada propiedad. Asocia cada esquema a un modelo (colección).</text:span></text:p>
          <text:list>
            <text:list-item>
              <text:p text:style-name="P6">Esquemas:<text:span text:style-name="T1"> Definen la estructura de propiedades de cada colección, se crean como instancias de la clase Schema de Mongoose.</text:span></text:p>
            </text:list-item>
            <text:list-item>
              <text:p text:style-name="P6">Modelos:<text:span text:style-name="T1"> model asocia un esquema a una colección de la bd.</text:span></text:p>
            </text:list-item>
          </text:list>
        </text:list-item>
      </text:list>
      <text:p text:style-name="P7"><text:span text:style-name="T1"><text:tab/>Los métodos de Mongoose no son promesas, son thenables (then, catch o <text:tab/>await).</text:span></text:p>
      <text:list text:style-name="L5">
        <text:list-item>
          <text:list>
            <text:list-item>
              <text:p text:style-name="P8">Ejecución secuencial:<text:span text:style-name="T1"> Las operaciones se ejecutan una tras otra.</text:span></text:p>
            </text:list-item>
            <text:list-item>
              <text:p text:style-name="P8">Ejecución paralela:<text:span text:style-name="T1"> Podemos usar Promise.all() para hacer todo a la vez.</text:span></text:p>
            </text:list-item>
          </text:list>
        </text:list-item>
        <text:list-item>
          <text:p text:style-name="P8"><text:soft-page-break/>Subdocumentos:<text:span text:style-name="T1"> Lo que se hace es replicar cada documento dentro del otro al que se vincula. Elegimos subdocumentos cuando prima la simplicidad.</text:span></text:p>
        </text:list-item>
      </text:list>
      <text:h text:style-name="P1" text:outline-level="1">REST </text:h>
      <text:p text:style-name="P2"><text:span text:style-name="T1">REpresentational State Transfer. Identificamos cada recurso a solicitar a través de una URI (Uniform Resource Identifier). Dada una URI y un comando el servicio responde a esa petición (JSON).</text:span></text:p>
      <text:list text:style-name="L6">
        <text:list-item>
          <text:p text:style-name="P5"><text:span text:style-name="T2">Endpoints:</text:span><text:span text:style-name="T1"> Especificación del comando y URI necesaria para acceder a un recurso.</text:span></text:p>
        </text:list-item>
        <text:list-item>
          <text:p text:style-name="P9">Objeto app:</text:p>
          <text:list>
            <text:list-item>
              <text:p text:style-name="P9"><text:span text:style-name="T1">use(middleware): para incorporar middleware al proyecto</text:span></text:p>
            </text:list-item>
            <text:list-item>
              <text:p text:style-name="P9"><text:span text:style-name="T1">set(propiedad, valor) / get(propiedad): para establecer y obtener propiedades relativas al proyecto</text:span></text:p>
            </text:list-item>
            <text:list-item>
              <text:p text:style-name="P9"><text:span text:style-name="T1">listen(puerto): Para hacer que el servidor escuche por un puerto x</text:span></text:p>
            </text:list-item>
          </text:list>
        </text:list-item>
        <text:list-item>
          <text:p text:style-name="P9">Middleware:<text:span text:style-name="T1"> Software que se ejecuta en medio de otros dos, en nuestro cosa es una función que gestionas peticiones y respuestas HTTP. EJ de uso: app.use(express.json()). Podemos definir nuestor propio middleware con funciones que tengan tres parámetros: req,res,next.</text:span></text:p>
          <text:p text:style-name="P9"><text:span text:style-name="T1">PETICION HTTP → Middleware → Enrutador → RESPUESTA HTTP</text:span></text:p>
        </text:list-item>
        <text:list-item>
          <text:p text:style-name="P9">Autenticación:<text:span text:style-name="T1"> Basada en sesiones o por tokens. Un token es una cadena de texto que, combinada con ciertas claves, protege nuestra aplicaciones.</text:span></text:p>
          <text:list>
            <text:list-item>
              <text:p text:style-name="P9">Estructura de un token<text:span text:style-name="T1">: Cabecera (tipo: JWT), Carga (login,roles…),firm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8:48:12.003000000</meta:creation-date>
    <dc:date>2025-12-04T20:00:25.792000000</dc:date>
    <meta:editing-duration>PT1H12M14S</meta:editing-duration>
    <meta:editing-cycles>1</meta:editing-cycles>
    <meta:document-statistic meta:table-count="0" meta:image-count="0" meta:object-count="0" meta:page-count="2" meta:paragraph-count="35" meta:word-count="400" meta:character-count="2539" meta:non-whitespace-character-count="2192"/>
    <meta:generator>LibreOffice/7.5.3.2$Windows_X86_64 LibreOffice_project/9f56dff12ba03b9acd7730a5a481eea045e468f3</meta:generator>
  </office:meta>
</office:document-meta>
</file>